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200%" fo:text-align="justify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200%" fo:text-align="justify" style:justify-single-word="false" fo:break-before="page"/>
    </style:style>
    <style:style style:name="P7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valiação do chatbot Polímata</text:span></text:p>
      <text:p text:style-name="P2"/>
      <text:p text:style-name="P1"><text:span text:style-name="T2">Este questionário é destinado a avaliar o agente conversacional Polímata. Os dados aqui fornecidos serão utilizados, única e exclusivamente, no trabalho de conclusão de curso intitulado "Chatbot Contextual de Código Aberto para Ambientes Escolares". O autor compromete-se a não repassar informações a qualquer título e garante anonimato das respostas, e desde já agradece sua participação.</text:span></text:p>
      <text:p text:style-name="P2"/>
      <text:p text:style-name="P1"><text:span text:style-name="T2">*Obrigatório</text:span></text:p>
      <text:p text:style-name="P2"/>
      <text:p text:style-name="P4"><text:span text:style-name="T2">1. Você recomendaria o chatbot Polímata para um amigo ou colega?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2. Você acha que o chatbot é útil para a aprendizagem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3. Você acha o chatbot interessante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4. Você quer que o chatbot continue disponível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5. O chatbot oferece sugestões claras ou apoia o usuário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6. Ao interagir com o chatbot pela primeira vez, a experiência foi animadora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7. O chatbot Polímata travou ou interrompeu sua utilização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8. O chatbot fornece informações consideráveis e que podem ser úteis? *</text:span></text:p>
      <text:p text:style-name="P4"><text:span text:style-name="T2">Discordo Totalmente<text:tab/><text:tab/> 1 <text:tab/>2 <text:tab/>3 <text:tab/>4<text:tab/> 5<text:tab/> Concordo Totalmente</text:span></text:p>
      <text:p text:style-name="P3"/>
      <text:p text:style-name="P6"><text:span text:style-name="T2">9. O potencial educativo do chatbot poderia motivá-lo nos estudos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10. Você participaria ou contribuiria com o desenvolvimento do chatbot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11. A integração do chatbot ao Telegram resultou em uma interface amigável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12. Ficaria mais satisfeito com o chatbot Polímata em outro aplicativo de mensagens diferente do Telegram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13. Utilizaria chatbot para outras finalidades acadêmicas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14. Houve demora nas respostas fornecidas pelo chatbot? *</text:span></text:p>
      <text:p text:style-name="P4"><text:span text:style-name="T2">Discordo Totalmente<text:tab/><text:tab/> 1 <text:tab/>2 <text:tab/>3 <text:tab/>4<text:tab/> 5<text:tab/> Concordo Totalmente</text:span></text:p>
      <text:p text:style-name="P4"><text:span text:style-name="T2">15. Qual das características chamou mais atenção no chatbot Polímata (tanto positivamente quanto negativamente)? </text:span></text:p>
      <text:p text:style-name="P2"/>
      <text:p text:style-name="P2"/>
      <text:p text:style-name="P2"/>
      <text:p text:style-name="P1"><text:span text:style-name="T2">16. Você acha o chatbot Polímata relevante para o ensino? Por quê? </text:span></text:p>
      <text:p text:style-name="P2"/>
      <text:p text:style-name="P2"/>
      <text:p text:style-name="P2"/>
      <text:p text:style-name="P1"><text:span text:style-name="T2">17. Você mudaria alguma coisa no chatbot Polímata? Por quê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378" meta:character-count="2375" meta:non-whitespace-character-count="1932"/>
    <meta:generator>LibreOfficeDev/6.0.5.2$Linux_X86_64 LibreOffice_project/</meta:generator>
  </office:meta>
</office:document-meta>
</file>